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ard" style:master-page-name="MP0" style:family="paragraph">
      <style:paragraph-properties fo:break-before="page"/>
      <style:text-properties fo:language="en" fo:country="US"/>
    </style:style>
    <style:style style:name="P2" style:parent-style-name="Standaard" style:family="paragraph">
      <style:text-properties fo:language="en" fo:country="US"/>
    </style:style>
    <style:style style:name="P3" style:parent-style-name="Standaard" style:family="paragraph">
      <style:text-properties fo:language="en" fo:country="US"/>
    </style:style>
    <style:style style:name="P4" style:parent-style-name="Standaard" style:family="paragraph">
      <style:text-properties fo:language="en" fo:country="US"/>
    </style:style>
    <style:style style:name="P5" style:parent-style-name="Standaard" style:family="paragraph">
      <style:text-properties fo:language="en" fo:country="US"/>
    </style:style>
    <style:style style:name="P6" style:parent-style-name="Standaard" style:family="paragraph">
      <style:text-properties fo:language="en" fo:country="US"/>
    </style:style>
    <style:style style:name="P7" style:parent-style-name="Standaard" style:family="paragraph">
      <style:text-properties fo:language="en" fo:country="US"/>
    </style:style>
    <style:style style:name="P8" style:parent-style-name="Standaard" style:family="paragraph">
      <style:text-properties fo:language="en" fo:country="US"/>
    </style:style>
    <style:style style:name="P9" style:parent-style-name="Standaard" style:family="paragraph">
      <style:text-properties fo:language="en" fo:country="US"/>
    </style:style>
    <style:style style:name="P10" style:parent-style-name="Standaard" style:family="paragraph">
      <style:text-properties fo:language="en" fo:country="US"/>
    </style:style>
    <style:style style:name="P11" style:parent-style-name="Standaard" style:family="paragraph">
      <style:text-properties fo:language="en" fo:country="US"/>
    </style:style>
    <style:style style:name="P12" style:parent-style-name="Standaard" style:family="paragraph">
      <style:text-properties fo:language="en" fo:country="US"/>
    </style:style>
    <style:style style:name="P13" style:parent-style-name="Standaard" style:family="paragraph">
      <style:text-properties fo:language="en" fo:country="US"/>
    </style:style>
    <style:style style:name="P14" style:parent-style-name="Standaard" style:family="paragraph">
      <style:text-properties fo:language="en" fo:country="US"/>
    </style:style>
    <style:style style:name="P15" style:parent-style-name="Standaard" style:family="paragraph">
      <style:text-properties fo:language="en" fo:country="US"/>
    </style:style>
    <style:style style:name="P16" style:parent-style-name="Standaard" style:family="paragraph">
      <style:text-properties fo:language="en" fo:country="US"/>
    </style:style>
    <style:style style:name="P17" style:parent-style-name="Standaard" style:family="paragraph">
      <style:text-properties fo:language="en" fo:country="US"/>
    </style:style>
    <style:style style:name="P18" style:parent-style-name="Standaard" style:family="paragraph">
      <style:text-properties fo:language="en" fo:country="US"/>
    </style:style>
    <style:style style:name="P19" style:parent-style-name="Standaard" style:family="paragraph">
      <style:text-properties fo:language="en" fo:country="US"/>
    </style:style>
    <style:style style:name="P20" style:parent-style-name="Standaard" style:family="paragraph">
      <style:text-properties fo:language="en" fo:country="US"/>
    </style:style>
    <style:style style:name="P21" style:parent-style-name="Standaard" style:family="paragraph">
      <style:text-properties fo:language="en" fo:country="US"/>
    </style:style>
    <style:style style:name="P22" style:parent-style-name="Standaard" style:family="paragraph">
      <style:text-properties fo:language="en" fo:country="US"/>
    </style:style>
    <style:style style:name="P23" style:parent-style-name="Standaard" style:family="paragraph">
      <style:text-properties fo:language="en" fo:country="US"/>
    </style:style>
    <style:style style:name="P24" style:parent-style-name="Standaard" style:family="paragraph">
      <style:text-properties fo:language="en" fo:country="US"/>
    </style:style>
    <style:style style:name="P25" style:parent-style-name="Lijstalinea" style:family="paragraph">
      <style:text-properties fo:language="en" fo:country="US"/>
    </style:style>
    <style:style style:name="P26" style:parent-style-name="Lijstalinea" style:family="paragraph">
      <style:text-properties fo:language="en" fo:country="US"/>
    </style:style>
    <style:style style:name="P27" style:parent-style-name="Standaard" style:family="paragraph">
      <style:text-properties fo:language="en" fo:country="US"/>
    </style:style>
    <style:style style:name="P28" style:parent-style-name="Lijstalinea" style:family="paragraph">
      <style:text-properties fo:language="en" fo:country="US"/>
    </style:style>
    <style:style style:name="P29" style:parent-style-name="Standaard" style:family="paragraph">
      <style:text-properties fo:language="en" fo:country="US"/>
    </style:style>
    <style:style style:name="P30" style:parent-style-name="Standaard" style:family="paragraph">
      <style:text-properties fo:language="en" fo:country="US"/>
    </style:style>
    <style:style style:name="P31" style:parent-style-name="Standaard" style:family="paragraph">
      <style:text-properties fo:language="en" fo:country="US"/>
    </style:style>
    <style:style style:name="P32" style:parent-style-name="Standaard" style:family="paragraph">
      <style:text-properties fo:language="en" fo:country="US"/>
    </style:style>
    <style:style style:name="P33" style:parent-style-name="Standaard" style:family="paragraph">
      <style:text-properties fo:language="en" fo:country="US"/>
    </style:style>
    <style:style style:name="P34" style:parent-style-name="Standaard" style:family="paragraph">
      <style:text-properties fo:language="en" fo:country="US"/>
    </style:style>
    <style:style style:name="P35" style:parent-style-name="Standaard" style:family="paragraph">
      <style:text-properties fo:language="en" fo:country="US"/>
    </style:style>
    <style:style style:name="P36" style:parent-style-name="Standaard" style:family="paragraph">
      <style:text-properties fo:language="en" fo:country="US"/>
    </style:style>
    <style:style style:name="P37" style:parent-style-name="Standaard" style:family="paragraph">
      <style:text-properties fo:language="en" fo:country="US"/>
    </style:style>
    <style:style style:name="P38" style:parent-style-name="Standaard" style:family="paragraph">
      <style:text-properties fo:language="en" fo:country="US"/>
    </style:style>
    <style:style style:name="P39" style:parent-style-name="Standaard" style:family="paragraph">
      <style:text-properties fo:language="en" fo:country="US"/>
    </style:style>
    <style:style style:name="P40" style:parent-style-name="Standaard" style:family="paragraph">
      <style:text-properties fo:language="en" fo:country="US"/>
    </style:style>
    <style:style style:name="P41" style:parent-style-name="Standaard" style:family="paragraph">
      <style:text-properties fo:language="en" fo:country="US"/>
    </style:style>
    <style:style style:name="P42" style:parent-style-name="Standaard" style:family="paragraph">
      <style:text-properties fo:language="en" fo:country="US"/>
    </style:style>
    <style:style style:name="P43" style:parent-style-name="Standaard" style:family="paragraph">
      <style:text-properties fo:language="en" fo:country="US"/>
    </style:style>
    <style:style style:name="P44" style:parent-style-name="Lijstalinea" style:family="paragraph">
      <style:text-properties fo:language="en" fo:country="US"/>
    </style:style>
    <style:style style:name="P45" style:parent-style-name="Standaard" style:family="paragraph">
      <style:text-properties fo:language="en" fo:country="US"/>
    </style:style>
    <style:style style:name="P46" style:parent-style-name="Standaard" style:family="paragraph">
      <style:text-properties fo:language="en" fo:country="US"/>
    </style:style>
    <style:style style:name="P47" style:parent-style-name="Standaard" style:family="paragraph">
      <style:text-properties fo:language="en" fo:country="US"/>
    </style:style>
    <style:style style:name="P48" style:parent-style-name="Standaard" style:family="paragraph">
      <style:text-properties fo:language="en" fo:country="US"/>
    </style:style>
    <style:style style:name="P49" style:parent-style-name="Standaard" style:family="paragraph">
      <style:text-properties fo:language="en" fo:country="US"/>
    </style:style>
    <style:style style:name="P50" style:parent-style-name="Standaard" style:family="paragraph">
      <style:text-properties fo:language="en" fo:country="US"/>
    </style:style>
    <style:style style:name="P51" style:parent-style-name="Standaard" style:family="paragraph">
      <style:text-properties fo:language="en" fo:country="US"/>
    </style:style>
  </office:automatic-styles>
  <office:body>
    <office:text text:use-soft-page-breaks="true">
      <text:p text:style-name="P1">Classic fantasy game</text:p>
      <text:p text:style-name="P2">ideas</text:p>
      <text:p text:style-name="P3">--------------------------------------------------------------------------------------------------------------------------------------</text:p>
      <text:p text:style-name="P4">Alot of paths end in death and after death a description of what happand to the world after your death</text:p>
      <text:p text:style-name="P5">You start as a knight who is currently in training te become a warlock a person who combines strength and skill with the blade with magic to become a formitible force<text:s/></text:p>
      <text:p text:style-name="P6">A time skip where after getting basic information like name and stuff where we skip ahead to when you have become a kings guard <text:s text:c="2"/></text:p>
      <text:p text:style-name="P7">After becoming the kings guard you are send to investigate a rouge wizard who has bin roumered to try and unleash and control the darkforces of the under realm a place where all magic originates from<text:s/></text:p>
      <text:p text:style-name="P8">The wizard will not succeed in controlling the dark forces but we will not figure that out till late in the story or early in sthe story depending on your choices at the start of the game</text:p>
      <text:p text:style-name="P9"/>
      <text:p text:style-name="P10">story</text:p>
      <text:p text:style-name="P11">--------------------------------------------------------------------------------------------------------------------------------------</text:p>
      <text:p text:style-name="P12">prologue</text:p>
      <text:p text:style-name="P13">Start in a castle being trained by a kings guard named trevor in the ways of the warlock he has bin training you for the last 4 years and you hope to one day also become one of the kings guard</text:p>
      <text:p text:style-name="P14">After training trever talks to you about the possibility of the under realm he talks about how all magic chants are but commads to pull energy from some other place wile some believe magic is in everything and we simply focus it in one spot and command it trever believes that we pull it from another realm a place where everything is chaos and using chants we pull a bit of the chaos into our world</text:p>
      <text:p text:style-name="P15"><text:s/>==================================</text:p>
      <text:p text:style-name="P16">Chapter 1 – and then the world changed</text:p>
      <text:p text:style-name="P17">Another 4 years later brave (user given name) has become a kings guard one of his tasks is to investigate a rouge wizard who has bin roumered to mess with the under realm<text:s/></text:p>
      <text:p text:style-name="P18">[1] head to the wizards lab to investigate</text:p>
      <text:p text:style-name="P19">[2] head to the pub couse the underworld isn’t real so its not worth your time to investigate</text:p>
      <text:p text:style-name="P20">/////[2]//////</text:p>
      <text:p text:style-name="P21">If [2]<text:s/></text:p>
      <text:p text:style-name="P22">You head to the your favorite pub the wining wisker you sit down and order your usual a fine catonic cocktail you spend the entire day getting drunk talking to (if chosen he/him women if she her men and if non binary people) adventualy you find one person who you feel a strong connection with as you get ready to take her home out of no where a black spiral of black flames crashes thru the room killing them instandly<text:s/>as you stand there looking at the burned puddle of all that remains of them the<text:s/><text:soft-page-break/>roof suddenly get ripped off and you see a vile darkness with glowing purple eyes you can seem to describe it before you suddenly see all black and the heat it burns yet from the inside it feels so cold its as time has slowed as the black flames slowly dissolve you and you stay painly aware of every moment of your suffering till suddenly it stops<text:s/></text:p>
      <text:p text:style-name="P23">- - - - - - - - - - - -- - - - --<text:s/></text:p>
      <text:p text:style-name="P24">In the sudden wave of eternal darkness washes over the kingdom most are killed including you this strange darkness creeps over the land plunging it in eternal suffering with not a hero to save it</text:p>
      <text:p text:style-name="P25"/>
      <text:p text:style-name="P26"/>
      <text:p text:style-name="P27">/////[1]/////</text:p>
      <text:p text:style-name="P28"/>
      <text:p text:style-name="P29">If [1]</text:p>
      <text:p text:style-name="P30">You head over to the lab as you approach you get a bad feeling in your stomac<text:s/></text:p>
      <text:p text:style-name="P31">You walk up to the door of the lab and knock on the door nobody awnseres as a matter of fact the door is actualy unlocked you decide to head in and search around you see walls full of papers and scribbeling depicting the under realm aand its un describable horrors<text:s/>you cant seem to find the wizard anywhere till you find a basement hatch you head down the basement is old and there is a rotting smell in the air as you look around <text:s/>a corner wile walking thru the basement you see the wizard in front of a stone archway hes chanting spells you have never heard before as you see dark flames rise up from his hands<text:s/></text:p>
      <text:p text:style-name="P32">[1] approach the wizard and try to arrest him for preforming illegal wizardry and for defying the kingdom<text:s/></text:p>
      <text:p text:style-name="P33">[2] stay back and watch what hes doing</text:p>
      <text:p text:style-name="P34"/>
      <text:p text:style-name="P35">////[1]////</text:p>
      <text:p text:style-name="P36">If [1]</text:p>
      <text:p text:style-name="P37">You walk around the corner and draw your sword you yell</text:p>
      <text:p text:style-name="P38">IN THE NAME OF THE KING SURRENDER YOU ARE UNDER ARREST AND RESISTANCE WILLL BE TAKEN AS HOSTILE AND YOU WILL BE EXTIRMINATED</text:p>
      <text:p text:style-name="P39">the flames disappear from the wizards hands and he turns around looking confused and dissorianted</text:p>
      <text:p text:style-name="P40">that look is quickly replaced by shock as he yells run quickly its not safe here anymore quick will I still have control I cant stop him hes too power full run evacuate the kingdom as he begs for you to run and sound the alarm his hand lifts and he shoots a ball of black flame out of his hands hitting you in the head lucily your armour lightened the blow but it does knock you unconscious when you awaken the wizard is gone the archway has bin reduced to rubble as you try to figure out what has happened you hear a distand scream you run out of the lab and then you see it the entore kingdom had bin reduced to rubble and weird puddles with black flames are spread all oferr the street your favorite pub the wining wisker has bin destroyed the roof has bin removed and its burning in the same weird black flames you run to the castle as you hear sounds of battle when you arrive you see a small group<text:s/><text:soft-page-break/>of kings guards battling weird black creatures standing at about 3m tall and slim limbs thay still seem to be very strong you run up to them draw your sword and imbune it with your electric shock you jump and stab one of the creatures in the back the electric shock fries them from the inside and thay fall to the ground<text:s/>you and your comrates battle it out with the creatures after the battle 2 men had died you quickly check if either of them is trevor <text:s/>thay rare not luckily you ask the others about trevor thay say that thay last seen him at the kings throne room you also ask them what happened thay all say that thay where playing poker in the barracks when suddenly its as if the entire world got set a blaze in these black flames you ask them about the weird black puddles of the street thay look at you in horrer and tell you that those puddles used to be people who where melted by a wave of black flames you decide to together with the others head to the kings throne room to meet up with trevor and gather troops and figure out whats happanig<text:s/></text:p>
      <text:p text:style-name="P41">==================================================================================</text:p>
      <text:p text:style-name="P42">to chapter 2.1</text:p>
      <text:p text:style-name="P43"/>
      <text:p text:style-name="P44"/>
      <text:p text:style-name="P45"><text:s text:c="14"/></text:p>
      <text:p text:style-name="P46"/>
      <text:p text:style-name="P47"/>
      <text:p text:style-name="P48"/>
      <text:p text:style-name="P49"/>
      <text:p text:style-name="P50"/>
      <text:p text:style-name="P5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Lijstalinea" style:display-name="Lijstalinea" style:family="paragraph" style:parent-style-name="Standaard">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Thijs Spaan</meta:initial-creator>
    <dc:creator>Thijs Spaan</dc:creator>
    <meta:creation-date>2023-10-16T09:30:00Z</meta:creation-date>
    <dc:date>2023-10-16T12:04:00Z</dc:date>
    <meta:template xlink:href="Normal.dotm" xlink:type="simple"/>
    <meta:editing-cycles>2</meta:editing-cycles>
    <meta:editing-duration>PT0S</meta:editing-duration>
    <meta:document-statistic meta:page-count="3" meta:paragraph-count="12" meta:word-count="988" meta:character-count="6415" meta:row-count="45" meta:non-whitespace-character-count="5439"/>
  </office:meta>
</office:document-meta>
</file>